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fd066" officeooo:paragraph-rsid="001fd066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1fd066" officeooo:paragraph-rsid="001fd06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1fd066" officeooo:paragraph-rsid="0027207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200a68" officeooo:paragraph-rsid="00200a6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207911" officeooo:paragraph-rsid="0020791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215970" officeooo:paragraph-rsid="0021597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230daf" officeooo:paragraph-rsid="00230da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240266" officeooo:paragraph-rsid="0024026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215970" officeooo:paragraph-rsid="00215970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25b0f8" officeooo:paragraph-rsid="0025b0f8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25b0f8" officeooo:paragraph-rsid="0026e89f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25b0f8" officeooo:paragraph-rsid="0025b0f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25b0f8" officeooo:paragraph-rsid="0026e89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272075" officeooo:paragraph-rsid="0027207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bold" officeooo:rsid="00272075" officeooo:paragraph-rsid="0028790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bold" officeooo:rsid="0028a3e6" officeooo:paragraph-rsid="0028a3e6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272075" officeooo:paragraph-rsid="0027207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28a3e6" officeooo:paragraph-rsid="0028a3e6" style:font-size-asian="12pt" style:font-weight-asian="normal" style:font-size-complex="12pt" style:font-weight-complex="normal"/>
    </style:style>
    <style:style style:name="T1" style:family="text">
      <style:text-properties officeooo:rsid="001fd066"/>
    </style:style>
    <style:style style:name="T2" style:family="text">
      <style:text-properties officeooo:rsid="00200a68"/>
    </style:style>
    <style:style style:name="T3" style:family="text">
      <style:text-properties officeooo:rsid="0020791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0daf" style:font-weight-asian="bold" style:font-weight-complex="bold"/>
    </style:style>
    <style:style style:name="T6" style:family="text">
      <style:text-properties officeooo:rsid="00230daf"/>
    </style:style>
    <style:style style:name="T7" style:family="text">
      <style:text-properties officeooo:rsid="00240266"/>
    </style:style>
    <style:style style:name="T8" style:family="text">
      <style:text-properties officeooo:rsid="0025b0f8"/>
    </style:style>
    <style:style style:name="T9" style:family="text">
      <style:text-properties officeooo:rsid="00272075"/>
    </style:style>
    <style:style style:name="T10" style:family="text">
      <style:text-properties officeooo:rsid="002879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O texto a seguir são os códigos gerados pelo MySQL Workbench a partir das tabelas desenvolvidas a partir das pesquisas no Zoobotânico de Brusque.</text:span></text:p>
      <text:p text:style-name="P1"/>
      <text:p text:style-name="P1">-- -----------------------------------------------------</text:p>
      <text:p text:style-name="P1">-- Table `mydb`.`Animal`<text:tab/></text:p>
      <text:p text:style-name="P1">-- -----------------------------------------------------</text:p>
      <text:p text:style-name="P4">Apenas anuncia o inicio do código para crianção da tabela 'Animal'</text:p>
      <text:p text:style-name="P4"/>
      <text:p text:style-name="P1">DROP TABLE IF EXISTS `mydb`.`Animal` ;</text:p>
      <text:p text:style-name="P4">Caso já exista uma tabela com o nome 'Animal' no banco 'mydb'esse código ira apaga-la.</text:p>
      <text:p text:style-name="P1"/>
      <text:p text:style-name="P1">CREATE TABLE IF NOT EXISTS `mydb`.`Animal` (</text:p>
      <text:p text:style-name="P4">Cria uma tabela com o nome 'Animal', no banco 'mydb', com os seguintes campos...</text:p>
      <text:p text:style-name="P4"/>
      <text:p text:style-name="P1"><text:s text:c="2"/>`idAnimal` INT NOT NULL COMMENT 'Tabela para cadastrar os animais do Zoo.\nNesse campo é salvo o Numero dele no Zoo.' ,</text:p>
      <text:p text:style-name="P4">Campo 'idAnimal' que é um INT, ou seja, um <text:span text:style-name="T3">número</text:span> inteiro, NOT NULL, que não pode ser deixado em branco. Possui uma descrição para explicar sua utilidade: “<text:span text:style-name="T1">Tabela para cadastrar os animais do Zoo.</text:span></text:p>
      <text:p text:style-name="P4"><text:span text:style-name="T1">Nesse campo é salvo o </text:span>número<text:span text:style-name="T1"> dele no Zoo.</text:span>”</text:p>
      <text:p text:style-name="P4">A vírgula diz que logo em seguida vira outro campo da tabela.</text:p>
      <text:p text:style-name="P1"/>
      <text:p text:style-name="P1"><text:s text:c="2"/>`Obs` TEXT NULL COMMENT 'Descreve as neces<text:span text:style-name="T2">s</text:span>idades especiais do animal' ,</text:p>
      <text:p text:style-name="P4">Obs do tipo TEXT, ou seja um texto, NULL, que pode ser deixado em branco.</text:p>
      <text:p text:style-name="P4">Descrição: “Descreve as necessidades especiais do animal”.</text:p>
      <text:p text:style-name="P4"/>
      <text:p text:style-name="P1"><text:s text:c="2"/>`procedencia` VARCHAR(45) NOT NULL COMMENT 'Descreve de onde o animal veio' ,</text:p>
      <text:p text:style-name="P4">'procedencia' do tipo VARCHAR(45), um texto com no máximo 45 caracteres, que não pode ser deixado em branco.</text:p>
      <text:p text:style-name="P4">Descrição: “Descreve de onde o animal veio”.</text:p>
      <text:p text:style-name="P4"/>
      <text:p text:style-name="P1"><text:s text:c="2"/>`entrada` DATE NULL COMMENT 'Data em que o animal entrou no Zoo' ,</text:p>
      <text:p text:style-name="P4">'entrada' do tipo DATE, uma data, que pode ser deixado em branco.</text:p>
      <text:p text:style-name="P4">Descrição: “Data em que o animal entrou no Zoo”.</text:p>
      <text:p text:style-name="P4"/>
      <text:p text:style-name="P1"><text:s text:c="2"/>`idvet` INT NULL COMMENT 'ID da ficha veterinaria' ,</text:p>
      <text:p text:style-name="P4">'idvet' um numero inteiro que pode ser deixado em branco.</text:p>
      <text:p text:style-name="P4">Descrição: “ID da ficha veterinária”.</text:p>
      <text:p text:style-name="P4"/>
      <text:p text:style-name="P1"><text:s text:c="2"/>`Sexo` CHAR NULL COMMENT 'Sexo do animal\nAlgumas vezes nao se sabe o sexo do animal,nesse caso o valor é NULL' ,</text:p>
      <text:p text:style-name="P5">'Sexo' do tipo CHAR, apenas um caractere, que pode ser deixado em branco.</text:p>
      <text:p text:style-name="P5">Descrição: “<text:span text:style-name="T1">Sexo do animal</text:span></text:p>
      <text:p text:style-name="P5"><text:span text:style-name="T1">Algumas vezes </text:span>não<text:span text:style-name="T1"> se sabe o sexo do animal, nesse caso o valor é NULL</text:span>”.</text:p>
      <text:p text:style-name="P1"/>
      <text:p text:style-name="P1"><text:s text:c="2"/>`desfecho` VARCHAR(45) NULL COMMENT 'Descreve como o animal saio do Zoo' ,</text:p>
      <text:p text:style-name="P5">'desfecho' um texto com no máximo 45 caracteres que pode ser deixado em branco.</text:p>
      <text:p text:style-name="P5">Descrição: “<text:span text:style-name="T1">Descreve como o animal saio do Zoo</text:span>”.</text:p>
      <text:p text:style-name="P1"/>
      <text:p text:style-name="P1"><text:s text:c="2"/>`desfechoData` DATE NULL COMMENT 'Data que o animal saio do Zoo' ,</text:p>
      <text:p text:style-name="P5">'DesfechoData' uma data que pode ser deixada em branco.</text:p>
      <text:p text:style-name="P5"><text:soft-page-break/>Descrição: “<text:span text:style-name="T1">Data que o animal saio do Zoo</text:span>”.</text:p>
      <text:p text:style-name="P1"/>
      <text:p text:style-name="P1"><text:s text:c="2"/>`idEspecie` INT NOT NULL COMMENT 'ID da especie do animal' ,</text:p>
      <text:p text:style-name="P5">'idEspecie' um inteiro que não pode ser deixado em branco.</text:p>
      <text:p text:style-name="P5">Descrição: “<text:span text:style-name="T1">ID da </text:span>espécie<text:span text:style-name="T1"> do animal</text:span>”.</text:p>
      <text:p text:style-name="P1"/>
      <text:p text:style-name="P1"><text:s text:c="2"/>`imagem` BLOB NULL COMMENT 'Foto do animal' ,</text:p>
      <text:p text:style-name="P5">'imagem' do tipo BLOB, um campo que pode receber qualquer tipo de dado, que pode ser deixado em branco.</text:p>
      <text:p text:style-name="P5">Descrição: “<text:span text:style-name="T1">Foto do animal</text:span>”.</text:p>
      <text:p text:style-name="P1"/>
      <text:p text:style-name="P1"><text:s text:c="2"/>`marcacao` VARCHAR(100) NOT NULL COMMENT 'Numero do animal do IBAMA' ,</text:p>
      <text:p text:style-name="P5">'marcaco' é um texto com no máximo 100 caracteres e que não pode ser deixado em branco.</text:p>
      <text:p text:style-name="P5">Descrição: “Número<text:span text:style-name="T1"> do animal do IBAMA</text:span>”.</text:p>
      <text:p text:style-name="P1"/>
      <text:p text:style-name="P1"><text:s text:c="2"/>`Apelido` VARCHAR(45) NULL COMMENT 'Como os funcionarios chamam o animal' ,</text:p>
      <text:p text:style-name="P5">'Apelido' um texto de no máximo 45 caracteres que pode ser deixado em branco.</text:p>
      <text:p text:style-name="P5">Descrição: “<text:span text:style-name="T1">Como os </text:span>funcionários<text:span text:style-name="T1"> chamam o animal</text:span>”.</text:p>
      <text:p text:style-name="P1"/>
      <text:p text:style-name="P1"><text:s text:c="2"/>`idRecinto` INT NOT NULL COMMENT 'ID do recinto onde o animal se encontra' ,</text:p>
      <text:p text:style-name="P5">'idRecinto' um número inteiro que não pode ser deixado em branco.</text:p>
      <text:p text:style-name="P5">Descrição: “I<text:span text:style-name="T1">D do recinto onde o animal se encontra</text:span>”.</text:p>
      <text:p text:style-name="P1"/>
      <text:p text:style-name="P1"><text:s text:c="2"/>PRIMARY KEY (`idAnimal`) ,</text:p>
      <text:p text:style-name="P5">Essa linha diz que o campo 'idAnimal' sera a chave primaria da tabela, ou seja, o campo principal que não poderá ser igual entre os animais registrados nela. Também será ela a chave de ligação caso outra tabela precise acessar algum outro dado do animal.</text:p>
      <text:p text:style-name="P5"/>
      <text:p text:style-name="P1"><text:s text:c="2"/>INDEX `fk_Animal_especie1_idx` (`idEspecie` ASC) ,</text:p>
      <text:p text:style-name="P6">Transforma o campo 'idEspecie' em uma chave estrangeira, ou seja, uma conexão com outra tabela.</text:p>
      <text:p text:style-name="P1"/>
      <text:p text:style-name="P1"><text:s text:c="2"/>INDEX `fk_Animal_Recinto1_idx` (`idRecinto` ASC) ,</text:p>
      <text:p text:style-name="P6">Transforma o campo 'idRecinto' em uma chave estrangeira'.</text:p>
      <text:p text:style-name="P2"/>
      <text:p text:style-name="P1"><text:s text:c="2"/>UNIQUE INDEX `marcacao_UNIQUE` (`marcacao` ASC) ,</text:p>
      <text:p text:style-name="P6">Determina que o campo 'marcacao' sera único, e assim como a chave primaria, existira apenas um animal com determinado número.</text:p>
      <text:p text:style-name="P1"/>
      <text:p text:style-name="P1"><text:s text:c="2"/>CONSTRAINT `fk_Animal_especie1`</text:p>
      <text:p text:style-name="P1"><text:s text:c="4"/>FOREIGN KEY (`idEspecie` )</text:p>
      <text:p text:style-name="P1"><text:s text:c="4"/>REFERENCES `mydb`.`especie` (`idEspecie` )</text:p>
      <text:p text:style-name="P1"><text:s text:c="4"/>ON DELETE NO ACTION</text:p>
      <text:p text:style-name="P1"><text:s text:c="4"/>ON UPDATE NO ACTION,</text:p>
      <text:p text:style-name="P6">Determina a qual tabela será a conexão feita por meio do campo 'idEspecie', nesse caso a tabela será 'especie' e campo nela escolhido para fazer a conexão é de mesmo nome que o campo da tabela 'Animal'. Assim o campo de ligação entre a tabela 'Animal' e 'Especie' é 'idEspecie'.</text:p>
      <text:p text:style-name="P6">E diz que não haverá ação em caso de apagar ou alterar o dado do campo.</text:p>
      <text:p text:style-name="P6"/>
      <text:p text:style-name="P1"><text:soft-page-break/><text:s text:c="2"/>CONSTRAINT `fk_Animal_Recinto1`</text:p>
      <text:p text:style-name="P1"><text:s text:c="4"/>FOREIGN KEY (`idRecinto` )</text:p>
      <text:p text:style-name="P1"><text:s text:c="4"/>REFERENCES `mydb`.`Recinto` (`idRecinto` )</text:p>
      <text:p text:style-name="P1"><text:s text:c="4"/>ON DELETE NO ACTION</text:p>
      <text:p text:style-name="P1"><text:s text:c="4"/>ON UPDATE NO ACTION)</text:p>
      <text:p text:style-name="P9"><text:span text:style-name="T4">Determina que o campo 'idRecinto' sera a conexão entre as tabelas 'Animal' e 'Recinto'.</text:span></text:p>
      <text:p text:style-name="P9"><text:span text:style-name="T4">Não haverá ação no caso de apagar ou alterar o dado do campo.</text:span></text:p>
      <text:p text:style-name="P9"><text:span text:style-name="T4">O “)” determina o término da criação da tabela.</text:span></text:p>
      <text:p text:style-name="P1"/>
      <text:p text:style-name="P1">-- -----------------------------------------------------</text:p>
      <text:p text:style-name="P1">-- Table `mydb`.`Animal_log`</text:p>
      <text:p text:style-name="P1">-- -----------------------------------------------------</text:p>
      <text:p text:style-name="P6">Apenas anuncia o <text:span text:style-name="T8">início</text:span> do código para a tabela 'Animal_log'</text:p>
      <text:p text:style-name="P7">Será uma tabela para salvar os antigos dados da tabela 'Animal' após uma alteração. Possui alguns campos a mais da tabela 'Animal': </text:p>
      <text:p text:style-name="P7">'idAnimal_log' para diferenciar uma alteração da outra;</text:p>
      <text:p text:style-name="P7">'tipo' para dizer o tipo de alteração que ocorreu;</text:p>
      <text:p text:style-name="P3"><text:span text:style-name="T9">'</text:span>data<text:span text:style-name="T9">' para determinar a data da alteração;</text:span></text:p>
      <text:p text:style-name="P8">'idUsuario' para saber quem fez a alteração.</text:p>
      <text:p text:style-name="P8"/>
      <text:p text:style-name="P1">DROP TABLE IF EXISTS `mydb`.`Animal_log` ;</text:p>
      <text:p text:style-name="P1"/>
      <text:p text:style-name="P1">CREATE <text:s/>TABLE IF NOT EXISTS `mydb`.`Animal_log` (</text:p>
      <text:p text:style-name="P1"><text:s text:c="2"/>`idAnimal_log` INT NOT NULL AUTO_INCREMENT COMMENT 'Tabela para controlar o historico de alterações na tabela \'Animal\'\n' ,</text:p>
      <text:p text:style-name="P1"><text:s text:c="2"/>`Obs` TEXT NULL ,</text:p>
      <text:p text:style-name="P1"><text:s text:c="2"/>`procedencia` VARCHAR(45) NOT NULL ,</text:p>
      <text:p text:style-name="P1"><text:s text:c="2"/>`entrada` DATE NULL ,</text:p>
      <text:p text:style-name="P1"><text:s text:c="2"/>`idvet` INT NULL ,</text:p>
      <text:p text:style-name="P1"><text:s text:c="2"/>`Sexo` CHAR NULL ,</text:p>
      <text:p text:style-name="P1"><text:s text:c="2"/>`desfecho` VARCHAR(45) NULL ,</text:p>
      <text:p text:style-name="P1"><text:s text:c="2"/>`desfechoData` DATE NULL ,</text:p>
      <text:p text:style-name="P1"><text:s text:c="2"/>`idEspecie` INT NOT NULL ,</text:p>
      <text:p text:style-name="P1"><text:s text:c="2"/>`imagem` BLOB NULL ,</text:p>
      <text:p text:style-name="P1"><text:s text:c="2"/>`marcacao` VARCHAR(100) NOT NULL ,</text:p>
      <text:p text:style-name="P1"><text:s text:c="2"/>`Apelido` VARCHAR(45) NULL ,</text:p>
      <text:p text:style-name="P1"><text:s text:c="2"/>`idRecinto` INT NOT NULL ,</text:p>
      <text:p text:style-name="P1"><text:s text:c="2"/>`tipo` VARCHAR(45) NOT NULL COMMENT 'Tipo de ação que a tabela animal sofreu' ,</text:p>
      <text:p text:style-name="P1"><text:s text:c="2"/>`data` DATETIME NOT NULL COMMENT 'Data da alteração' ,</text:p>
      <text:p text:style-name="P1"><text:s text:c="2"/>`idAnimal` INT NULL COMMENT 'ID do animal que sofreu a ação' ,</text:p>
      <text:p text:style-name="P1"><text:s text:c="2"/>`idUsuario` INT NULL COMMENT 'ID do usuario que fez a ação' ,</text:p>
      <text:p text:style-name="P1"><text:s text:c="2"/>PRIMARY KEY (`idAnimal_log`) ,</text:p>
      <text:p text:style-name="P1"><text:s text:c="2"/>INDEX `fk_Animal_especie1_idx` (`idEspecie` ASC) ,</text:p>
      <text:p text:style-name="P1"><text:s text:c="2"/>INDEX `fk_Animal_Recinto1_idx` (`idRecinto` ASC) ,</text:p>
      <text:p text:style-name="P1"><text:s text:c="2"/>INDEX `fk_Animal_log_Animal1` (`idAnimal` ASC) ,</text:p>
      <text:p text:style-name="P1"><text:s text:c="2"/>INDEX `fk_Animal_log_usuario1` (`idUsuario` ASC) ,</text:p>
      <text:p text:style-name="P1"><text:s text:c="2"/>UNIQUE INDEX `marcacao_UNIQUE` (`marcacao` ASC) ,</text:p>
      <text:p text:style-name="P1"><text:s text:c="2"/>CONSTRAINT `fk_Animal_especie10`</text:p>
      <text:p text:style-name="P1"><text:s text:c="4"/>FOREIGN KEY (`idEspecie` )</text:p>
      <text:p text:style-name="P1"><text:s text:c="4"/>REFERENCES `mydb`.`especie` (`idEspecie` )</text:p>
      <text:p text:style-name="P1"><text:s text:c="4"/>ON DELETE NO ACTION</text:p>
      <text:p text:style-name="P1"><text:soft-page-break/><text:s text:c="4"/>ON UPDATE NO ACTION,</text:p>
      <text:p text:style-name="P1"><text:s text:c="2"/>CONSTRAINT `fk_Animal_Recinto10`</text:p>
      <text:p text:style-name="P1"><text:s text:c="4"/>FOREIGN KEY (`idRecinto` )</text:p>
      <text:p text:style-name="P1"><text:s text:c="4"/>REFERENCES `mydb`.`Recinto` (`idRecinto` )</text:p>
      <text:p text:style-name="P1"><text:s text:c="4"/>ON DELETE NO ACTION</text:p>
      <text:p text:style-name="P1"><text:s text:c="4"/>ON UPDATE NO ACTION,</text:p>
      <text:p text:style-name="P1"><text:s text:c="2"/>CONSTRAINT `fk_Animal_log_Animal1`</text:p>
      <text:p text:style-name="P1"><text:s text:c="4"/>FOREIGN KEY (`idAnimal` )</text:p>
      <text:p text:style-name="P1"><text:s text:c="4"/>REFERENCES `mydb`.`Animal` (`idAnimal` )</text:p>
      <text:p text:style-name="P1"><text:s text:c="4"/>ON DELETE NO ACTION</text:p>
      <text:p text:style-name="P1"><text:s text:c="4"/>ON UPDATE NO ACTION,</text:p>
      <text:p text:style-name="P1"><text:s text:c="2"/>CONSTRAINT `fk_Animal_log_usuario1`</text:p>
      <text:p text:style-name="P1"><text:s text:c="4"/>FOREIGN KEY (`idUsuario` )</text:p>
      <text:p text:style-name="P1"><text:s text:c="4"/>REFERENCES `mydb`.`usuario` (`idUsuario` )</text:p>
      <text:p text:style-name="P1"><text:s text:c="4"/>ON DELETE NO ACTION</text:p>
      <text:p text:style-name="P1"><text:s text:c="4"/>ON UPDATE NO ACTION)</text:p>
      <text:p text:style-name="P1">ENGINE = InnoDB;</text:p>
      <text:p text:style-name="P1"/>
      <text:p text:style-name="P1"/>
      <text:p text:style-name="P10">##triggers do animal</text:p>
      <text:p text:style-name="P12">Apenas anuncia o início do código para as triggers, ações que ocorrerão após outra ação ser requerida, referente ao animal.</text:p>
      <text:p text:style-name="P12"/>
      <text:p text:style-name="P10">create trigger inserir_animal before insert on animal for each row begin</text:p>
      <text:p text:style-name="P12">Cria uma trigger com o nome 'inserir_animal' que tera ações antes de inserir dados na datela 'Animal'.As ações serão as seguintes:</text:p>
      <text:p text:style-name="P12"/>
      <text:p text:style-name="P10">insert into animal_log values</text:p>
      <text:p text:style-name="P12">Inserir na tabela 'animal_log' os valores:</text:p>
      <text:p text:style-name="P12"/>
      <text:p text:style-name="P10">(null,new.obs,new.procedencia,<text:span text:style-name="T5"> </text:span></text:p>
      <text:p text:style-name="P10">new.entrada,new.idvet,new.sexo,new.desfecho,</text:p>
      <text:p text:style-name="P10">new.desfechodata,new.idespecie,</text:p>
      <text:p text:style-name="P10">new.imagem,new.marcacao,</text:p>
      <text:p text:style-name="P11">new.apelido,new.idrecinto,</text:p>
      <text:p text:style-name="P13">Preencher automaticamente o campo <text:span text:style-name="T6">'idAnimal_log'.Já os dados comuns entre os as 2 tabelas serão salvos na tabela 'Animal_log' antes de serem salvos na tabela 'Animal'.</text:span></text:p>
      <text:p text:style-name="P13"/>
      <text:p text:style-name="P11">'INSERT',now(),<text:span text:style-name="T9">id</text:span>,<text:span text:style-name="T9">new.idAnimal</text:span>);</text:p>
      <text:p text:style-name="P14">Os campos 'tipo','<text:span text:style-name="T1">data</text:span>', '<text:span text:style-name="T7">idUsuario' </text:span>e 'idAnimal' receberão respectivamente os valores: 'INSERT', data atual, id do usuário e id do animal. Onde o id virá de uma procedurre para inserir um animal.</text:p>
      <text:p text:style-name="P14"/>
      <text:p text:style-name="P10"><text:span text:style-name="T9">E</text:span>nd&amp;&amp;</text:p>
      <text:p text:style-name="P14">Determina o fim das ações antes da ação requerida.</text:p>
      <text:p text:style-name="P14"/>
      <text:p text:style-name="P17">##Login</text:p>
      <text:p text:style-name="P14">Anuncia o inicio do código para procedure 'login', que visa facilitar o comando para login no desenvolvimento fora do MySQL Workbench.</text:p>
      <text:p text:style-name="P17">create procedure login (in sen varchar(45), log varchar(45))</text:p>
      <text:p text:style-name="P15">Cria uma procedure chamada 'login' que possui as variaveis 'sen'<text:span text:style-name="T10">(</text:span>texto de no <text:soft-page-break/>máximo 45 caracteres <text:span text:style-name="T10">para a senha) e 'log'(</text:span>texto de no máximo 45 caracteres <text:span text:style-name="T10">para o login ou e-mail do usuario).</text:span></text:p>
      <text:p text:style-name="P17">Begin</text:p>
      <text:p text:style-name="P16">Inicia o código que será executado por trás da procedure.</text:p>
      <text:p text:style-name="P17">select tipo,idusuario from usuario where senha=md5(sen) and login=log;</text:p>
      <text:p text:style-name="P16">Seleciona o tipo e idUsuario da tabela 'usuario' onde o campo 'senha', já codificado, é igual a variável 'sen' e o campo 'login' é igual a variável 'log'.</text:p>
      <text:p text:style-name="P17">End&amp;&amp;</text:p>
      <text:p text:style-name="P16">Finaliza a procedure.</text:p>
      <text:p text:style-name="P16"/>
      <text:p text:style-name="P18">Call login (123, abc);</text:p>
      <text:p text:style-name="P16">Chama a procedure 'login' definindo os valores das variáveis 'sen' e 'login' respectivamente por '123' e 'abc'.</text:p>
      <text:p text:style-name="P16">A procedure ira procurar pelo usuário onde o campo 'senha' é 123(ambos codificados) e 'login' igual a 'abc'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33:47.567000000</meta:creation-date>
    <dc:date>2014-11-12T15:53:09.045000000</dc:date>
    <meta:editing-duration>PT2H17M20S</meta:editing-duration>
    <meta:editing-cycles>5</meta:editing-cycles>
    <meta:generator>LibreOffice/4.2.0.4$Windows_x86 LibreOffice_project/05dceb5d363845f2cf968344d7adab8dcfb2ba71</meta:generator>
    <meta:document-statistic meta:table-count="0" meta:image-count="0" meta:object-count="0" meta:page-count="5" meta:paragraph-count="157" meta:word-count="1400" meta:character-count="9167" meta:non-whitespace-character-count="7731"/>
  </office:meta>
</office:document-meta>
</file>